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1">
      <style:text-properties fo:font-weight="normal" style:font-weight-asian="normal" style:font-weight-complex="normal"/>
    </style:style>
    <style:style style:name="P3" style:family="paragraph" style:parent-style-name="Standard" style:list-style-name="L3">
      <style:text-properties fo:font-weight="normal" style:font-weight-asian="normal" style:font-weight-complex="normal"/>
    </style:style>
    <style:style style:name="P4" style:family="paragraph" style:parent-style-name="Standard" style:list-style-name="L2"/>
    <style:style style:name="T1" style:family="text">
      <style:text-properties style:text-underline-style="none"/>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cripción del sistema de registro de activistas del colectivo bachaco-ve</text:p>
      <text:p text:style-name="Standard"/>
      <text:p text:style-name="Standard">Este sistema debe permitir registrar los datos básicos del activista, tales como el nombre, apellido, cédula, teléfono, correo electrónico, habilidades técnicas, formación académica, saberes empíricos, proyectos en los que ha trabajado, lugar de trabajo, lugar de residencia, colectivos a los que pertenece, proyectos en los que está activo en bachaco junto a las tareas que tiene asignada, cuenta en github/bitbucket, twitter, conocimientos para asumir formación</text:p>
      <text:p text:style-name="Standard"/>
      <text:p text:style-name="Standard">debe tener los informes de análisis multidimensional para visualizar rápidamente la situación en los estados</text:p>
      <text:p text:style-name="Standard"/>
      <text:list xml:id="list2177823799" text:style-name="L2">
        <text:list-item>
          <text:p text:style-name="P4"><text:span text:style-name="T3">Clase: </text:span><text:span text:style-name="T2">Activista</text:span></text:p>
        </text:list-item>
      </text:list>
      <text:p text:style-name="P1"/>
      <text:list xml:id="list629270059" text:style-name="L1">
        <text:list-item>
          <text:p text:style-name="P2">Nombres</text:p>
        </text:list-item>
        <text:list-item>
          <text:p text:style-name="P2">Apellidos</text:p>
        </text:list-item>
        <text:list-item>
          <text:p text:style-name="P2">Cédula</text:p>
        </text:list-item>
        <text:list-item>
          <text:p text:style-name="P2">Teléfonos (o2m)</text:p>
        </text:list-item>
        <text:list-item>
          <text:p text:style-name="P2">correo electrónico</text:p>
        </text:list-item>
        <text:list-item>
          <text:p text:style-name="P2">domicilio (+estado, municipio, parroquia)</text:p>
        </text:list-item>
        <text:list-item>
          <text:p text:style-name="P2">habilidades técnicas (m2m)</text:p>
        </text:list-item>
        <text:list-item>
          <text:p text:style-name="P2">formación académica (m2m)</text:p>
        </text:list-item>
        <text:list-item>
          <text:p text:style-name="P2">saberes empíricos (m2m)</text:p>
        </text:list-item>
        <text:list-item>
          <text:p text:style-name="P2">proyectos en los que ha trabajo (o2m)</text:p>
        </text:list-item>
        <text:list-item>
          <text:p text:style-name="P2">lugar de trabajo (+estado,municipio,parroquia)</text:p>
        </text:list-item>
        <text:list-item>
          <text:p text:style-name="P2">colectivos a los que pertenece (m2m)</text:p>
        </text:list-item>
        <text:list-item>
          <text:p text:style-name="P2">proyectos activos con bachaco (m2m)</text:p>
          <text:list>
            <text:list-item>
              <text:p text:style-name="P2">tareas asignadas en esos proyectos (m2m)</text:p>
            </text:list-item>
          </text:list>
        </text:list-item>
        <text:list-item>
          <text:p text:style-name="P2">Cuenta en repositorio (tipo: bitbucket, github)</text:p>
          <text:list>
            <text:list-item>
              <text:p text:style-name="P2">url de cuenta</text:p>
            </text:list-item>
          </text:list>
        </text:list-item>
        <text:list-item>
          <text:p text:style-name="P2">conocimientos para <text:span text:style-name="T1">asumir</text:span> formación (m2m)</text:p>
        </text:list-item>
      </text:list>
      <text:p text:style-name="P1"/>
      <text:list xml:id="list326956579" text:style-name="L3">
        <text:list-item>
          <text:p text:style-name="P3"><text:span text:style-name="T3">Clase:</text:span> Estados</text:p>
        </text:list-item>
        <text:list-item>
          <text:p text:style-name="P3"><text:span text:style-name="T3">Clase:</text:span> Municipios</text:p>
        </text:list-item>
        <text:list-item>
          <text:p text:style-name="P3"><text:span text:style-name="T3">Clase:</text:span> Parroquias</text:p>
        </text:list-item>
        <text:list-item>
          <text:p text:style-name="P3"><text:span text:style-name="T3">Clase:</text:span> TelefonoActivista</text:p>
        </text:list-item>
        <text:list-item>
          <text:p text:style-name="P3"><text:span text:style-name="T3">Clase:</text:span> HabilidadesTecnicas</text:p>
        </text:list-item>
        <text:list-item>
          <text:p text:style-name="P3"><text:span text:style-name="T3">Clase:</text:span> FormacionAcademica</text:p>
        </text:list-item>
        <text:list-item>
          <text:p text:style-name="P3"><text:span text:style-name="T3">Clase:</text:span> SaberesEmpiricos</text:p>
        </text:list-item>
        <text:list-item>
          <text:p text:style-name="P3"><text:span text:style-name="T3">Clase:</text:span> ProyectosTrabajados</text:p>
        </text:list-item>
        <text:list-item>
          <text:p text:style-name="P3"><text:span text:style-name="T3">Clase:</text:span> Colectivos</text:p>
        </text:list-item>
        <text:list-item>
          <text:p text:style-name="P3"><text:span text:style-name="T3">Clase:</text:span> ProyectosBachaco</text:p>
        </text:list-item>
        <text:list-item>
          <text:p text:style-name="P3"><text:span text:style-name="T3">Clase: </text:span>TareasProyectosBachaco</text:p>
        </text:list-item>
        <text:list-item>
          <text:p text:style-name="P3"><text:span text:style-name="T3">Clase:</text:span> TiposRepositorios</text:p>
        </text:list-item>
        <text:list-item>
          <text:p text:style-name="P3"><text:span text:style-name="T3">Clase:</text:span> SaberesFomac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Inojosa</meta:initial-creator>
    <meta:creation-date>2015-05-27T22:14:16</meta:creation-date>
    <dc:date>2015-05-27T22:55:45</dc:date>
    <dc:creator>Victor Inojosa</dc:creator>
    <meta:editing-duration>PT23M36S</meta:editing-duration>
    <meta:editing-cycles>10</meta:editing-cycles>
    <meta:generator>LibreOffice/3.5$Linux_X86_64 LibreOffice_project/350m1$Build-2</meta:generator>
    <meta:document-statistic meta:table-count="0" meta:image-count="0" meta:object-count="0" meta:page-count="1" meta:paragraph-count="34" meta:word-count="198" meta:character-count="1162" meta:non-whitespace-character-count="1303"/>
  </office:meta>
</office:document-meta>
</file>